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table:number-columns-repeated="3" table:style-name="ce7"/>
          <table:table-cell table:number-columns-repeated="16368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45" table:style-name="ce4">
            <text:p>145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103" table:style-name="ce4">
            <text:p>103</text:p>
          </table:table-cell>
          <table:table-cell office:value-type="float" office:value="17.5" table:style-name="ce5">
            <text:p>17.5</text:p>
          </table:table-cell>
          <table:table-cell office:value-type="float" office:value="40" table:style-name="ce5">
            <text:p>40.0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04" table:style-name="ce4">
            <text:p>104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05" table:style-name="ce4">
            <text:p>105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06" table:style-name="ce4">
            <text:p>106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146" table:style-name="ce4">
            <text:p>146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5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72" table:style-name="ce4">
            <text:p>72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5" table:style-name="ce4">
            <text:p>15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15" table:style-name="ce5">
            <text:p>0.1</text:p>
          </table:table-cell>
          <table:table-cell office:value-type="float" office:value="8.2001099999999997E-5" table:style-name="ce4">
            <text:p>8.20011E-05</text:p>
          </table:table-cell>
          <table:table-cell office:value-type="float" office:value="5.9684999999999997" table:style-name="ce5">
            <text:p>6.0</text:p>
          </table:table-cell>
          <table:table-cell office:value-type="float" office:value="5.9684999999999997" table:style-name="ce5">
            <text:p>6.0</text:p>
          </table:table-cell>
          <table:table-cell office:value-type="float" office:value="5.9684999999999997" table:style-name="ce5">
            <text:p>6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48" table:style-name="ce4">
            <text:p>48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55" table:style-name="ce4">
            <text:p>55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48" table:style-name="ce4">
            <text:p>48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.5606936E-2" table:style-name="ce4">
            <text:p>0.015606936</text:p>
          </table:table-cell>
          <table:table-cell office:value-type="float" office:value="-6.3583820000000001E-3" table:style-name="ce4">
            <text:p>-0.0063583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3.9017340999999997E-2" table:style-name="ce4">
            <text:p>0.039017341</text:p>
          </table:table-cell>
          <table:table-cell office:value-type="float" office:value="-1.5895954E-2" table:style-name="ce4">
            <text:p>-0.0158959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9.8323699000000001E-2" table:style-name="ce4">
            <text:p>0.098323699</text:p>
          </table:table-cell>
          <table:table-cell office:value-type="float" office:value="-4.0057803000000003E-2" table:style-name="ce4">
            <text:p>-0.0400578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3.9017340999999997E-2" table:style-name="ce4">
            <text:p>0.039017341</text:p>
          </table:table-cell>
          <table:table-cell office:value-type="float" office:value="-1.5895954E-2" table:style-name="ce4">
            <text:p>-0.0158959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3.9017340999999997E-2" table:style-name="ce4">
            <text:p>0.039017341</text:p>
          </table:table-cell>
          <table:table-cell office:value-type="float" office:value="-1.5895954E-2" table:style-name="ce4">
            <text:p>-0.0158959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3.9017340999999997E-2" table:style-name="ce4">
            <text:p>0.039017341</text:p>
          </table:table-cell>
          <table:table-cell office:value-type="float" office:value="-1.5895954E-2" table:style-name="ce4">
            <text:p>-0.0158959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3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-8" table:style-name="ce4">
            <text:p>-8</text:p>
          </table:table-cell>
          <table:table-cell office:value-type="float" office:value="1.0620000000000001" table:style-name="ce10">
            <text:p>1.062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-8" table:style-name="ce4">
            <text:p>-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 table:style-name="ce11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2"/>
          <table:table-cell table:number-columns-repeated="16360"/>
        </table:table-row>
        <table:table-row table:number-rows-repeated="1048564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3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14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4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Lines.A1:Lines.B13" table:display-filter-buttons="true"/>
        <table:database-range table:target-range-address="Loads.A1:Loads.A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 number:grouping="true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30T09:22:24Z</dc:date>
    <meta:print-date>2020-09-16T16:09:50Z</meta:print-date>
  </office:meta>
</office:document-meta>
</file>